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6.4cm" svg:height="6.4cm" svg:x="5cm" svg:y="4.4cm">
          <text:p/>
        </draw:rect>
        <draw:rect draw:style-name="gr1" draw:text-style-name="P1" draw:id="id2" draw:layer="layout" svg:width="6.5cm" svg:height="6.5cm" svg:x="1.7cm" svg:y="13.3cm">
          <text:p/>
        </draw:rect>
        <draw:connector draw:style-name="gr1" draw:text-style-name="P1" draw:layer="layout" svg:x1="8.2cm" svg:y1="4.4cm" svg:x2="4.95cm" svg:y2="19.8cm" draw:start-shape="id1" draw:start-glue-point="0" draw:end-shape="id2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02$Build-8911</meta:generator>
    <meta:initial-creator>Garfield Peanuts</meta:initial-creator>
    <meta:creation-date>2005-05-10T22:04:21</meta:creation-date>
    <dc:creator>Garfield Peanuts</dc:creator>
    <dc:date>2005-05-10T22:04:59</dc:date>
    <dc:language>en-US</dc:language>
    <meta:editing-cycles>2</meta:editing-cycles>
    <meta:editing-duration>PT38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